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d07a" officeooo:paragraph-rsid="0009d07a"/>
    </style:style>
    <style:style style:name="P2" style:family="paragraph" style:parent-style-name="Standard">
      <style:text-properties officeooo:rsid="000b52a9" officeooo:paragraph-rsid="000b52a9"/>
    </style:style>
    <style:style style:name="T1" style:family="text">
      <style:text-properties officeooo:rsid="0009d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span text:style-name="T1">1)</text:span>INSERT INTO department (dept_no, dept_name) VALUES ('D01', 'Finance'), ('D02', 'Marketing'), ('D03', 'Human Resources'), ('D04', 'Operations'), ('D05', 'IT');</text:p>
      <text:p text:style-name="Standard">Query OK, 5 rows affected (0.04 sec)</text:p>
      <text:p text:style-name="Standard">Records: 5 <text:s/>Duplicates: 0 <text:s/>Warnings: 0</text:p>
      <text:p text:style-name="Standard"/>
      <text:p text:style-name="Standard">INSERT INTO employee (emp_no, emp_name, designation, dept_no, salary) VALUES ('emp1', 'John',</text:p>
      <text:p text:style-name="Standard">'Manager', 'D01', 55000), ('emp2', 'Alice', 'Assistant Manager', 'D02', 48000), ('emp3', 'Bob', 'HR Executive', 'D02', 35000), ('emp4', 'Charlie', 'Marketing Analyst', 'D03', 38000), ('emp5', 'David', 'Software Engineer', 'D04', 42000), ('emp6', 'Emma', 'Manager', 'D02', 50000), ('emp7', 'Frank', 'Computer Assistant', 'D05', 32000), ('emp8', 'Grace', 'HR Executive', 'D02', 30000), ('emp9', 'Henry', 'Accountant', 'D01', 40000), ('emp10', 'Ivy', 'Manager', 'D03', 7000);</text:p>
      <text:p text:style-name="Standard">Query OK, 10 rows affected (0.04 sec)</text:p>
      <text:p text:style-name="Standard">Records: 10 <text:s/>Duplicates: 0 <text:s/>Warnings: 0</text:p>
      <text:p text:style-name="Standard"/>
      <text:p text:style-name="Standard"/>
      <text:p text:style-name="Standard"><text:span text:style-name="T1">2) </text:span>select * from employee;</text:p>
      <text:p text:style-name="Standard">+--------+----------+------+---------+-----------+---------+--------+--------------------+</text:p>
      <text:p text:style-name="Standard">| emp_no | emp_name | dob <text:s/>| address | mobile_no | dept_no | salary | designation <text:s text:c="7"/>|</text:p>
      <text:p text:style-name="Standard">+--------+----------+------+---------+-----------+---------+--------+--------------------+</text:p>
      <text:p text:style-name="Standard">| emp1 <text:s text:c="2"/>| John <text:s text:c="4"/>| NULL | NULL <text:s text:c="3"/>| NULL <text:s text:c="5"/>| D01 <text:s text:c="4"/>| <text:s/>55000 | Manager <text:s text:c="11"/>|</text:p>
      <text:p text:style-name="Standard">| emp10 <text:s/>| Ivy <text:s text:c="5"/>| NULL | NULL <text:s text:c="3"/>| NULL <text:s text:c="5"/>| D03 <text:s text:c="4"/>| <text:s text:c="2"/>7000 | Manager <text:s text:c="11"/>|</text:p>
      <text:p text:style-name="Standard">| emp2 <text:s text:c="2"/>| Alice <text:s text:c="3"/>| NULL | NULL <text:s text:c="3"/>| NULL <text:s text:c="5"/>| D02 <text:s text:c="4"/>| <text:s/>48000 | Assistant Manager <text:s/>|</text:p>
      <text:p text:style-name="Standard">| emp3 <text:s text:c="2"/>| Bob <text:s text:c="5"/>| NULL | NULL <text:s text:c="3"/>| NULL <text:s text:c="5"/>| D02 <text:s text:c="4"/>| <text:s/>35000 | HR Executive <text:s text:c="6"/>|</text:p>
      <text:p text:style-name="Standard">| emp4 <text:s text:c="2"/>| Charlie <text:s/>| NULL | NULL <text:s text:c="3"/>| NULL <text:s text:c="5"/>| D03 <text:s text:c="4"/>| <text:s/>38000 | Marketing Analyst <text:s/>|</text:p>
      <text:p text:style-name="Standard">| emp5 <text:s text:c="2"/>| David <text:s text:c="3"/>| NULL | NULL <text:s text:c="3"/>| NULL <text:s text:c="5"/>| D04 <text:s text:c="4"/>| <text:s/>42000 | Software Engineer <text:s/>|</text:p>
      <text:p text:style-name="Standard">| emp6 <text:s text:c="2"/>| Emma <text:s text:c="4"/>| NULL | NULL <text:s text:c="3"/>| NULL <text:s text:c="5"/>| D02 <text:s text:c="4"/>| <text:s/>50000 | Manager <text:s text:c="11"/>|</text:p>
      <text:p text:style-name="Standard">| emp7 <text:s text:c="2"/>| Frank <text:s text:c="3"/>| NULL | NULL <text:s text:c="3"/>| NULL <text:s text:c="5"/>| D05 <text:s text:c="4"/>| <text:s/>32000 | Computer Assistant |</text:p>
      <text:p text:style-name="Standard">| emp8 <text:s text:c="2"/>| Grace <text:s text:c="3"/>| NULL | NULL <text:s text:c="3"/>| NULL <text:s text:c="5"/>| D02 <text:s text:c="4"/>| <text:s/>30000 | HR Executive <text:s text:c="6"/>|</text:p>
      <text:p text:style-name="Standard">| emp9 <text:s text:c="2"/>| Henry <text:s text:c="3"/>| NULL | NULL <text:s text:c="3"/>| NULL <text:s text:c="5"/>| D01 <text:s text:c="4"/>| <text:s/>40000 | Accountant <text:s text:c="8"/>|</text:p>
      <text:p text:style-name="Standard">+--------+----------+------+---------+-----------+---------+--------+--------------------+</text:p>
      <text:p text:style-name="Standard">10 rows in set (0.01 sec)</text:p>
      <text:p text:style-name="Standard"/>
      <text:p text:style-name="Standard">select * from department;</text:p>
      <text:p text:style-name="Standard">+---------+-----------------+</text:p>
      <text:p text:style-name="Standard">| dept_no | dept_name <text:s text:c="6"/>|</text:p>
      <text:p text:style-name="Standard">+---------+-----------------+</text:p>
      <text:p text:style-name="Standard">| D01 <text:s text:c="4"/>| Finance <text:s text:c="8"/>|</text:p>
      <text:p text:style-name="Standard">| D02 <text:s text:c="4"/>| Marketing <text:s text:c="6"/>|</text:p>
      <text:p text:style-name="Standard">| D03 <text:s text:c="4"/>| Human Resources |</text:p>
      <text:p text:style-name="Standard">| D04 <text:s text:c="4"/>| Operations <text:s text:c="5"/>|</text:p>
      <text:p text:style-name="Standard">| D05 <text:s text:c="4"/>| IT <text:s text:c="13"/>|</text:p>
      <text:p text:style-name="Standard">+---------+-----------------+</text:p>
      <text:p text:style-name="Standard">5 rows in set (0.00 sec)</text:p>
      <text:p text:style-name="Standard"/>
      <text:p text:style-name="Standard"/>
      <text:p text:style-name="Standard"><text:span text:style-name="T1">3) </text:span>SELECT emp_no, emp_name FROM employee where dept_no='D02';</text:p>
      <text:p text:style-name="Standard">+--------+----------+</text:p>
      <text:p text:style-name="Standard">| emp_no | emp_name |</text:p>
      <text:p text:style-name="Standard">+--------+----------+</text:p>
      <text:p text:style-name="Standard"><text:soft-page-break/>| emp2 <text:s text:c="2"/>| Alice <text:s text:c="3"/>|</text:p>
      <text:p text:style-name="Standard">| emp3 <text:s text:c="2"/>| Bob <text:s text:c="5"/>|</text:p>
      <text:p text:style-name="Standard">| emp6 <text:s text:c="2"/>| Emma <text:s text:c="4"/>|</text:p>
      <text:p text:style-name="Standard">| emp8 <text:s text:c="2"/>| Grace <text:s text:c="3"/>|</text:p>
      <text:p text:style-name="Standard">+--------+----------+</text:p>
      <text:p text:style-name="Standard">4 rows in set (0.00 sec)</text:p>
      <text:p text:style-name="Standard"/>
      <text:p text:style-name="Standard"/>
      <text:p text:style-name="Standard"><text:span text:style-name="T1">4) <text:s/></text:span>SELECT emp_no, emp_name,designation, dept_no, salary FROM employee ORDER BY salary DESC;</text:p>
      <text:p text:style-name="Standard">+--------+----------+--------------------+---------+--------+</text:p>
      <text:p text:style-name="Standard">| emp_no | emp_name | designation <text:s text:c="7"/>| dept_no | salary |</text:p>
      <text:p text:style-name="Standard">+--------+----------+--------------------+---------+--------+</text:p>
      <text:p text:style-name="Standard">| emp1 <text:s text:c="2"/>| John <text:s text:c="4"/>| Manager <text:s text:c="11"/>| D01 <text:s text:c="4"/>| <text:s/>55000 |</text:p>
      <text:p text:style-name="Standard">| emp6 <text:s text:c="2"/>| Emma <text:s text:c="4"/>| Manager <text:s text:c="11"/>| D02 <text:s text:c="4"/>| <text:s/>50000 |</text:p>
      <text:p text:style-name="Standard">| emp2 <text:s text:c="2"/>| Alice <text:s text:c="3"/>| Assistant Manager <text:s/>| D02 <text:s text:c="4"/>| <text:s/>48000 |</text:p>
      <text:p text:style-name="Standard">| emp5 <text:s text:c="2"/>| David <text:s text:c="3"/>| Software Engineer <text:s/>| D04 <text:s text:c="4"/>| <text:s/>42000 |</text:p>
      <text:p text:style-name="Standard">| emp9 <text:s text:c="2"/>| Henry <text:s text:c="3"/>| Accountant <text:s text:c="8"/>| D01 <text:s text:c="4"/>| <text:s/>40000 |</text:p>
      <text:p text:style-name="Standard">| emp4 <text:s text:c="2"/>| Charlie <text:s/>| Marketing Analyst <text:s/>| D03 <text:s text:c="4"/>| <text:s/>38000 |</text:p>
      <text:p text:style-name="Standard">| emp3 <text:s text:c="2"/>| Bob <text:s text:c="5"/>| HR Executive <text:s text:c="6"/>| D02 <text:s text:c="4"/>| <text:s/>35000 |</text:p>
      <text:p text:style-name="Standard">| emp7 <text:s text:c="2"/>| Frank <text:s text:c="3"/>| Computer Assistant | D05 <text:s text:c="4"/>| <text:s/>32000 |</text:p>
      <text:p text:style-name="Standard">| emp8 <text:s text:c="2"/>| Grace <text:s text:c="3"/>| HR Executive <text:s text:c="6"/>| D02 <text:s text:c="4"/>| <text:s/>30000 |</text:p>
      <text:p text:style-name="Standard">| emp10 <text:s/>| Ivy <text:s text:c="5"/>| Manager <text:s text:c="11"/>| D03 <text:s text:c="4"/>| <text:s text:c="2"/>7000 |</text:p>
      <text:p text:style-name="Standard">+--------+----------+--------------------+---------+--------+</text:p>
      <text:p text:style-name="Standard">10 rows in set (0.00 sec)</text:p>
      <text:p text:style-name="Standard"/>
      <text:p text:style-name="Standard"/>
      <text:p text:style-name="Standard"><text:span text:style-name="T1">5) <text:s/></text:span>INSERT INTO employee (emp_no, emp_name, designation, dept_no, salary) VALUES ('emp11', 'lohn',</text:p>
      <text:p text:style-name="Standard"><text:s/>'Manager', 'D01', 4000);</text:p>
      <text:p text:style-name="Standard">Query OK, 1 row affected (0.04 sec)</text:p>
      <text:p text:style-name="Standard"/>
      <text:p text:style-name="Standard">mysql&gt; INSERT INTO employee (emp_no, emp_name, designation, dept_no, salary) VALUES ('emp12', 'neha',</text:p>
      <text:p text:style-name="Standard"><text:s/>'Accountant', 'D02', 3500);</text:p>
      <text:p text:style-name="Standard">Query OK, 1 row affected (0.05 sec)</text:p>
      <text:p text:style-name="Standard"/>
      <text:p text:style-name="Standard">mysql&gt; SELECT emp_no, emp_name FROM employee WHERE salary BETWEEN 2000 AND 5000;</text:p>
      <text:p text:style-name="Standard">+--------+----------+</text:p>
      <text:p text:style-name="Standard">| emp_no | emp_name |</text:p>
      <text:p text:style-name="Standard">+--------+----------+</text:p>
      <text:p text:style-name="Standard">| emp11 <text:s/>| lohn <text:s text:c="4"/>|</text:p>
      <text:p text:style-name="Standard">| emp12 <text:s/>| neha <text:s text:c="4"/>|</text:p>
      <text:p text:style-name="Standard">+--------+----------+</text:p>
      <text:p text:style-name="Standard">2 rows in set (0.00 sec)</text:p>
      <text:p text:style-name="Standard"/>
      <text:p text:style-name="Standard"/>
      <text:p text:style-name="Standard"/>
      <text:p text:style-name="Standard"/>
      <text:p text:style-name="Standard"/>
      <text:p text:style-name="Standard"/>
      <text:p text:style-name="Standard"><text:soft-page-break/><text:span text:style-name="T1">6) </text:span>SELECT DISTINCT designation FROM employee;</text:p>
      <text:p text:style-name="Standard">+--------------------+</text:p>
      <text:p text:style-name="Standard">| designation <text:s text:c="7"/>|</text:p>
      <text:p text:style-name="Standard">+--------------------+</text:p>
      <text:p text:style-name="Standard">| Manager <text:s text:c="11"/>|</text:p>
      <text:p text:style-name="Standard">| Accountant <text:s text:c="8"/>|</text:p>
      <text:p text:style-name="Standard">| Assistant Manager <text:s/>|</text:p>
      <text:p text:style-name="Standard">| HR Executive <text:s text:c="6"/>|</text:p>
      <text:p text:style-name="Standard">| Marketing Analyst <text:s/>|</text:p>
      <text:p text:style-name="Standard">| Software Engineer <text:s/>|</text:p>
      <text:p text:style-name="Standard">| Computer Assistant |</text:p>
      <text:p text:style-name="Standard">+--------------------+</text:p>
      <text:p text:style-name="Standard">7 rows in set (0.00 sec)</text:p>
      <text:p text:style-name="Standard"/>
      <text:p text:style-name="Standard"/>
      <text:p text:style-name="Standard"/>
      <text:p text:style-name="Standard"><text:span text:style-name="T1">7) </text:span>UPDATE employee SET salary = 45000 WHERE designation = 'Manager';</text:p>
      <text:p text:style-name="Standard">Query OK, 4 rows affected (0.00 sec)</text:p>
      <text:p text:style-name="Standard">Rows matched: 4 <text:s/>Changed: 4 <text:s/>Warnings: 0</text:p>
      <text:p text:style-name="Standard"/>
      <text:p text:style-name="Standard"><text:span text:style-name="T1">8) </text:span>UPDATE employee SET mobile_no = 123456789 WHERE emp_name = 'John';</text:p>
      <text:p text:style-name="Standard">Query OK, 1 row affected (0.05 sec)</text:p>
      <text:p text:style-name="Standard">Rows matched: 1 <text:s/>Changed: 1 <text:s/>Warnings: 0</text:p>
      <text:p text:style-name="Standard"/>
      <text:p text:style-name="Standard"/>
      <text:p text:style-name="Standard"><text:span text:style-name="T1">9) </text:span>DELETE FROM employee WHERE salary = 7000;</text:p>
      <text:p text:style-name="Standard">Query OK, 0 rows affected (0.00 sec)</text:p>
      <text:p text:style-name="Standard"/>
      <text:p text:style-name="Standard"/>
      <text:p text:style-name="Standard"><text:span text:style-name="T1">10) <text:s/></text:span>select emp_name,mobile_no from employee where emp_name like 'A%';</text:p>
      <text:p text:style-name="Standard">+----------+-----------+</text:p>
      <text:p text:style-name="Standard">| emp_name | mobile_no |</text:p>
      <text:p text:style-name="Standard">+----------+-----------+</text:p>
      <text:p text:style-name="Standard">| Alice <text:s text:c="3"/>| NULL <text:s text:c="5"/>|</text:p>
      <text:p text:style-name="Standard">+----------+-----------+</text:p>
      <text:p text:style-name="Standard">1 row in set (0.00 se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11) </text:span>SELECT * FROM employee WHERE LENGTH(emp_name) &gt;= 3 AND salary &gt; 20000;</text:p>
      <text:p text:style-name="Standard">+--------+----------+------+---------+-----------+---------+--------+--------------------+</text:p>
      <text:p text:style-name="Standard">| emp_no | emp_name | dob <text:s/>| address | mobile_no | dept_no | salary | designation <text:s text:c="7"/>|</text:p>
      <text:p text:style-name="Standard">+--------+----------+------+---------+-----------+---------+--------+--------------------+</text:p>
      <text:p text:style-name="Standard">| emp1 <text:s text:c="2"/>| John <text:s text:c="4"/>| NULL | NULL <text:s text:c="3"/>| 123456789 | D01 <text:s text:c="4"/>| <text:s/>45000 | Manager <text:s text:c="11"/>|</text:p>
      <text:p text:style-name="Standard">| emp10 <text:s/>| Ivy <text:s text:c="5"/>| NULL | NULL <text:s text:c="3"/>| NULL <text:s text:c="5"/>| D03 <text:s text:c="4"/>| <text:s/>45000 | Manager <text:s text:c="11"/>|</text:p>
      <text:p text:style-name="Standard">| emp11 <text:s/>| lohn <text:s text:c="4"/>| NULL | NULL <text:s text:c="3"/>| NULL <text:s text:c="5"/>| D01 <text:s text:c="4"/>| <text:s/>45000 | Manager <text:s text:c="11"/>|</text:p>
      <text:p text:style-name="Standard">| emp2 <text:s text:c="2"/>| Alice <text:s text:c="3"/>| NULL | NULL <text:s text:c="3"/>| NULL <text:s text:c="5"/>| D02 <text:s text:c="4"/>| <text:s/>48000 | Assistant Manager <text:s/>|</text:p>
      <text:p text:style-name="Standard">| emp3 <text:s text:c="2"/>| Bob <text:s text:c="5"/>| NULL | NULL <text:s text:c="3"/>| NULL <text:s text:c="5"/>| D02 <text:s text:c="4"/>| <text:s/>35000 | HR Executive <text:s text:c="6"/>|</text:p>
      <text:p text:style-name="Standard">| emp4 <text:s text:c="2"/>| Charlie <text:s/>| NULL | NULL <text:s text:c="3"/>| NULL <text:s text:c="5"/>| D03 <text:s text:c="4"/>| <text:s/>38000 | Marketing Analyst <text:s/>|</text:p>
      <text:p text:style-name="Standard">| emp5 <text:s text:c="2"/>| David <text:s text:c="3"/>| NULL | NULL <text:s text:c="3"/>| NULL <text:s text:c="5"/>| D04 <text:s text:c="4"/>| <text:s/>42000 | Software Engineer <text:s/>|</text:p>
      <text:p text:style-name="Standard">| emp6 <text:s text:c="2"/>| Emma <text:s text:c="4"/>| NULL | NULL <text:s text:c="3"/>| NULL <text:s text:c="5"/>| D02 <text:s text:c="4"/>| <text:s/>45000 | Manager <text:s text:c="11"/>|</text:p>
      <text:p text:style-name="Standard">| emp7 <text:s text:c="2"/>| Frank <text:s text:c="3"/>| NULL | NULL <text:s text:c="3"/>| NULL <text:s text:c="5"/>| D05 <text:s text:c="4"/>| <text:s/>32000 | Computer Assistant |</text:p>
      <text:p text:style-name="Standard">| emp8 <text:s text:c="2"/>| Grace <text:s text:c="3"/>| NULL | NULL <text:s text:c="3"/>| NULL <text:s text:c="5"/>| D02 <text:s text:c="4"/>| <text:s/>30000 | HR Executive <text:s text:c="6"/>|</text:p>
      <text:p text:style-name="Standard">| emp9 <text:s text:c="2"/>| Henry <text:s text:c="3"/>| NULL | NULL <text:s text:c="3"/>| NULL <text:s text:c="5"/>| D01 <text:s text:c="4"/>| <text:s/>40000 | Accountant <text:s text:c="8"/>|</text:p>
      <text:p text:style-name="Standard">+--------+----------+------+---------+-----------+---------+--------+--------------------+</text:p>
      <text:p text:style-name="Standard">11 rows in set (0.00 sec)</text:p>
      <text:p text:style-name="Standard"/>
      <text:p text:style-name="Standard"/>
      <text:p text:style-name="Standard"><text:span text:style-name="T1">12) </text:span>SELECT * FROM employee WHERE emp_no IN ('emp1', 'emp2', 'emp6');</text:p>
      <text:p text:style-name="Standard">+--------+----------+------+---------+-----------+---------+--------+-------------------+</text:p>
      <text:p text:style-name="Standard">| emp_no | emp_name | dob <text:s/>| address | mobile_no | dept_no | salary | designation <text:s text:c="6"/>|</text:p>
      <text:p text:style-name="Standard">+--------+----------+------+---------+-----------+---------+--------+-------------------+</text:p>
      <text:p text:style-name="Standard">| emp1 <text:s text:c="2"/>| John <text:s text:c="4"/>| NULL | NULL <text:s text:c="3"/>| 123456789 | D01 <text:s text:c="4"/>| <text:s/>45000 | Manager <text:s text:c="10"/>|</text:p>
      <text:p text:style-name="Standard">| emp2 <text:s text:c="2"/>| Alice <text:s text:c="3"/>| NULL | NULL <text:s text:c="3"/>| NULL <text:s text:c="5"/>| D02 <text:s text:c="4"/>| <text:s/>48000 | Assistant Manager |</text:p>
      <text:p text:style-name="Standard">| emp6 <text:s text:c="2"/>| Emma <text:s text:c="4"/>| NULL | NULL <text:s text:c="3"/>| NULL <text:s text:c="5"/>| D02 <text:s text:c="4"/>| <text:s/>45000 | Manager <text:s text:c="10"/>|</text:p>
      <text:p text:style-name="Standard">+--------+----------+------+---------+-----------+---------+--------+-------------------+</text:p>
      <text:p text:style-name="Standard">3 rows in set (0.00 sec)</text:p>
      <text:p text:style-name="Standard"/>
      <text:p text:style-name="Standard"/>
      <text:p text:style-name="Standard"><text:span text:style-name="T1">13) </text:span>INSERT INTO employee (emp_no, emp_name, designation, dept_no, salary) VALUES ('emp13', 'jeena', 'Accountant', 'D02', 200000);</text:p>
      <text:p text:style-name="Standard">Query OK, 1 row affected (0.04 sec)</text:p>
      <text:p text:style-name="Standard"/>
      <text:p text:style-name="Standard">mysql&gt; SELECT emp_name, emp_no FROM employee WHERE salary BETWEEN 120000 AND 300000;</text:p>
      <text:p text:style-name="Standard">+----------+--------+</text:p>
      <text:p text:style-name="Standard">| emp_name | emp_no |</text:p>
      <text:p text:style-name="Standard">+----------+--------+</text:p>
      <text:p text:style-name="Standard">| jeena <text:s text:c="3"/>| emp13 <text:s/>|</text:p>
      <text:p text:style-name="Standard">+----------+--------+</text:p>
      <text:p text:style-name="Standard">1 row in set (0.00 se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14) </text:span>SELECT * FROM employee WHERE designation IN ('Manager', 'Computer Assistant');</text:p>
      <text:p text:style-name="Standard">+--------+----------+------+---------+-----------+---------+--------+--------------------+</text:p>
      <text:p text:style-name="Standard">| emp_no | emp_name | dob <text:s/>| address | mobile_no | dept_no | salary | designation <text:s text:c="7"/>|</text:p>
      <text:p text:style-name="Standard">+--------+----------+------+---------+-----------+---------+--------+--------------------+</text:p>
      <text:p text:style-name="Standard">| emp1 <text:s text:c="2"/>| John <text:s text:c="4"/>| NULL | NULL <text:s text:c="3"/>| 123456789 | D01 <text:s text:c="4"/>| <text:s/>45000 | Manager <text:s text:c="11"/>|</text:p>
      <text:p text:style-name="Standard">| emp10 <text:s/>| Ivy <text:s text:c="5"/>| NULL | NULL <text:s text:c="3"/>| NULL <text:s text:c="5"/>| D03 <text:s text:c="4"/>| <text:s/>45000 | Manager <text:s text:c="11"/>|</text:p>
      <text:p text:style-name="Standard">| emp11 <text:s/>| lohn <text:s text:c="4"/>| NULL | NULL <text:s text:c="3"/>| NULL <text:s text:c="5"/>| D01 <text:s text:c="4"/>| <text:s/>45000 | Manager <text:s text:c="11"/>|</text:p>
      <text:p text:style-name="Standard">| emp6 <text:s text:c="2"/>| Emma <text:s text:c="4"/>| NULL | NULL <text:s text:c="3"/>| NULL <text:s text:c="5"/>| D02 <text:s text:c="4"/>| <text:s/>45000 | Manager <text:s text:c="11"/>|</text:p>
      <text:p text:style-name="Standard">| emp7 <text:s text:c="2"/>| Frank <text:s text:c="3"/>| NULL | NULL <text:s text:c="3"/>| NULL <text:s text:c="5"/>| D05 <text:s text:c="4"/>| <text:s/>32000 | Computer Assistant |</text:p>
      <text:p text:style-name="Standard">+--------+----------+------+---------+-----------+---------+--------+--------------------+</text:p>
      <text:p text:style-name="Standard">5 rows in set (0.00 sec)</text:p>
      <text:p text:style-name="Standard"/>
      <text:p text:style-name="Standard"><text:span text:style-name="T1">15) </text:span>SELECT dept_no, COUNT(*) AS employee_count FROM employee GROUP BY dept_no;</text:p>
      <text:p text:style-name="Standard">+---------+----------------+</text:p>
      <text:p text:style-name="Standard">| dept_no | employee_count |</text:p>
      <text:p text:style-name="Standard">+---------+----------------+</text:p>
      <text:p text:style-name="Standard">| D01 <text:s text:c="4"/>| <text:s text:c="13"/>3 |</text:p>
      <text:p text:style-name="Standard">| D02 <text:s text:c="4"/>| <text:s text:c="13"/>6 |</text:p>
      <text:p text:style-name="Standard">| D03 <text:s text:c="4"/>| <text:s text:c="13"/>2 |</text:p>
      <text:p text:style-name="Standard">| D04 <text:s text:c="4"/>| <text:s text:c="13"/>1 |</text:p>
      <text:p text:style-name="Standard">| D05 <text:s text:c="4"/>| <text:s text:c="13"/>1 |</text:p>
      <text:p text:style-name="Standard">+---------+----------------+</text:p>
      <text:p text:style-name="Standard">5 rows in set (0.04 sec)</text:p>
      <text:p text:style-name="Standard"/>
      <text:p text:style-name="Standard"/>
      <text:p text:style-name="Standard"><text:span text:style-name="T1">16) </text:span>SELECT dept_no, AVG(salary) AS average_salary FROM employee GROUP BY dept_no;</text:p>
      <text:p text:style-name="Standard">+---------+----------------+</text:p>
      <text:p text:style-name="Standard">| dept_no | average_salary |</text:p>
      <text:p text:style-name="Standard">+---------+----------------+</text:p>
      <text:p text:style-name="Standard">| D01 <text:s text:c="4"/>| <text:s text:c="4"/>43333.3333 |</text:p>
      <text:p text:style-name="Standard">| D02 <text:s text:c="4"/>| <text:s text:c="4"/>60250.0000 |</text:p>
      <text:p text:style-name="Standard">| D03 <text:s text:c="4"/>| <text:s text:c="4"/>41500.0000 |</text:p>
      <text:p text:style-name="Standard">| D04 <text:s text:c="4"/>| <text:s text:c="4"/>42000.0000 |</text:p>
      <text:p text:style-name="Standard">| D05 <text:s text:c="4"/>| <text:s text:c="4"/>32000.0000 |</text:p>
      <text:p text:style-name="Standard">+---------+----------------+</text:p>
      <text:p text:style-name="Standard">5 rows in set (0.00 sec)</text:p>
      <text:p text:style-name="Standard"/>
      <text:p text:style-name="Standard"/>
      <text:p text:style-name="Standard"/>
      <text:p text:style-name="Standard"><text:span text:style-name="T1">17) </text:span>SELECT dept_no, SUM(salary) AS total_salary FROM employee GROUP BY dept_no;</text:p>
      <text:p text:style-name="Standard">+---------+--------------+</text:p>
      <text:p text:style-name="Standard">| dept_no | total_salary |</text:p>
      <text:p text:style-name="Standard">+---------+--------------+</text:p>
      <text:p text:style-name="Standard">| D01 <text:s text:c="4"/>| <text:s text:c="6"/>130000 |</text:p>
      <text:p text:style-name="Standard">| D02 <text:s text:c="4"/>| <text:s text:c="6"/>361500 |</text:p>
      <text:p text:style-name="Standard">| D03 <text:s text:c="4"/>| <text:s text:c="7"/>83000 |</text:p>
      <text:p text:style-name="Standard">| D04 <text:s text:c="4"/>| <text:s text:c="7"/>42000 |</text:p>
      <text:p text:style-name="Standard">| D05 <text:s text:c="4"/>| <text:s text:c="7"/>32000 |</text:p>
      <text:p text:style-name="Standard">+---------+--------------+</text:p>
      <text:p text:style-name="Standard">5 rows in set (0.00 sec)</text:p>
      <text:p text:style-name="Standard"/>
      <text:p text:style-name="Standard"/>
      <text:p text:style-name="Standard"><text:soft-page-break/><text:span text:style-name="T1">18) </text:span>mysql&gt; SELECT dept_no, MAX(salary) AS top_salary, MIN(salary) AS lowest_salary FROM</text:p>
      <text:p text:style-name="Standard"><text:s text:c="4"/>employee GROUP BY dept_no;</text:p>
      <text:p text:style-name="Standard">+---------+------------+---------------+</text:p>
      <text:p text:style-name="Standard">| dept_no | top_salary | lowest_salary |</text:p>
      <text:p text:style-name="Standard">+---------+------------+---------------+</text:p>
      <text:p text:style-name="Standard">| D01 <text:s text:c="4"/>| <text:s text:c="5"/>45000 | <text:s text:c="8"/>40000 |</text:p>
      <text:p text:style-name="Standard">| D02 <text:s text:c="4"/>| <text:s text:c="4"/>200000 | <text:s text:c="9"/>3500 |</text:p>
      <text:p text:style-name="Standard">| D03 <text:s text:c="4"/>| <text:s text:c="5"/>45000 | <text:s text:c="8"/>38000 |</text:p>
      <text:p text:style-name="Standard">| D04 <text:s text:c="4"/>| <text:s text:c="5"/>42000 | <text:s text:c="8"/>42000 |</text:p>
      <text:p text:style-name="Standard">| D05 <text:s text:c="4"/>| <text:s text:c="5"/>32000 | <text:s text:c="8"/>32000 |</text:p>
      <text:p text:style-name="Standard">+---------+------------+---------------+</text:p>
      <text:p text:style-name="Standard">5 rows in set (0.01 sec)</text:p>
      <text:p text:style-name="Standard"/>
      <text:p text:style-name="P1">19) SELECT AVG(salary) AS average_salary FROM employee WHERE dept_no != 'D05';</text:p>
      <text:p text:style-name="P1">+----------------+</text:p>
      <text:p text:style-name="P1">| average_salary |</text:p>
      <text:p text:style-name="P1">+----------------+</text:p>
      <text:p text:style-name="P1">| <text:s text:c="4"/>51375.0000 |</text:p>
      <text:p text:style-name="P1">+----------------+</text:p>
      <text:p text:style-name="P1">1 row in set (0.00 sec)</text:p>
      <text:p text:style-name="P1"/>
      <text:p text:style-name="P1"/>
      <text:p text:style-name="P2">20) SELECT dept_no, AVG(salary) AS average_salary FROM employee WHERE dept_no != 'D01' GROUP BY dept_no HAVING AVG(salary) &gt; 20000 ORDER BY average_salary ASC;</text:p>
      <text:p text:style-name="P2">+---------+----------------+</text:p>
      <text:p text:style-name="P2">| dept_no | average_salary |</text:p>
      <text:p text:style-name="P2">+---------+----------------+</text:p>
      <text:p text:style-name="P2">| D05 <text:s text:c="4"/>| <text:s text:c="4"/>32000.0000 |</text:p>
      <text:p text:style-name="P2">| D03 <text:s text:c="4"/>| <text:s text:c="4"/>41500.0000 |</text:p>
      <text:p text:style-name="P2">| D04 <text:s text:c="4"/>| <text:s text:c="4"/>42000.0000 |</text:p>
      <text:p text:style-name="P2">| D02 <text:s text:c="4"/>| <text:s text:c="4"/>60250.0000 |</text:p>
      <text:p text:style-name="P2">+---------+----------------+</text:p>
      <text:p text:style-name="P2">4 rows in set (0.00 sec)</text:p>
      <text:p text:style-name="P2"/>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3T14:00:04.710336076</meta:creation-date>
    <meta:generator>LibreOffice/6.4.7.2$Linux_X86_64 LibreOffice_project/40$Build-2</meta:generator>
    <dc:date>2024-03-13T15:16:01.363682568</dc:date>
    <meta:editing-duration>PT23M30S</meta:editing-duration>
    <meta:editing-cycles>3</meta:editing-cycles>
    <meta:document-statistic meta:table-count="0" meta:image-count="0" meta:object-count="0" meta:page-count="6" meta:paragraph-count="210" meta:word-count="1742" meta:character-count="10767" meta:non-whitespace-character-count="8057"/>
  </office:meta>
</office:document-meta>
</file>